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A600005EDA00024FED367BDA85.wmf"/>
  <manifest:file-entry manifest:media-type="image/jpeg" manifest:full-path="Pictures/1000000000000385000002299F4312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randomBarWipe" smil:subtype="horizontal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12326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51.082cm 0cm 73.598cm 5.433cm)" draw:image-opacity="100%" style:mirror="none"/>
    </style:style>
    <style:style style:name="gr4" style:family="graphic" style:parent-style-name="standard">
      <style:graphic-properties draw:stroke="none" draw:fill="none" draw:fill-color="#00ffff" draw:textarea-horizontal-align="left" draw:textarea-vertical-align="top" draw:auto-grow-height="true" fo:min-height="1.017cm" fo:min-width="3.156cm" fo:padding-top="0.13cm" fo:padding-bottom="0.13cm" fo:padding-left="0.25cm" fo:padding-right="0.25cm" fo:wrap-option="wrap" draw:shadow="hidden" draw:shadow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00ffff" draw:textarea-horizontal-align="left" draw:textarea-vertical-align="top" draw:auto-grow-height="true" fo:min-height="1.017cm" fo:min-width="3.156cm" fo:padding-top="0.13cm" fo:padding-bottom="0.13cm" fo:padding-left="0.25cm" fo:padding-right="0.25cm" fo:wrap-option="wrap" draw:shadow="hidden" draw:shadow-color="#000000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00cc99" draw:textarea-horizontal-align="right" draw:textarea-vertical-align="top" draw:auto-grow-height="true" draw:auto-grow-width="false" fo:min-height="0.2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00cc99" draw:textarea-horizontal-align="left" draw:textarea-vertical-align="middle" draw:auto-grow-height="true" draw:auto-grow-width="false" fo:min-height="1.441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klpd_25_20sjabloon.ppt-title">
      <style:graphic-properties draw:stroke="none" draw:fill="none" draw:fill-color="#00cc99" draw:textarea-horizontal-align="left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klpd_25_20sjabloon.ppt-outline1">
      <style:graphic-properties draw:stroke="none" draw:fill="none" draw:fill-color="#00cc99" draw:textarea-horizontal-align="left" draw:textarea-vertical-align="top" draw:auto-grow-height="true" draw:auto-grow-width="false" fo:min-height="10.74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klpd_25_20sjabloon.ppt-notes">
      <style:graphic-properties draw:stroke="none" draw:fill="none" draw:fill-color="#bbe0e3" draw:auto-grow-height="true" fo:min-height="11.432cm" draw:shadow="hidden" draw:shadow-color="#808080"/>
    </style:style>
    <style:style style:name="pr7" style:family="presentation" style:parent-style-name="Title2-title">
      <style:graphic-properties draw:stroke="none" draw:fill="none" draw:fill-color="#bbe0e3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2-notes">
      <style:graphic-properties draw:fill-color="#ffffff" fo:min-height="11.432cm"/>
    </style:style>
    <style:style style:name="pr9" style:family="presentation" style:parent-style-name="klpd_25_20sjabloon.ppt-title">
      <style:graphic-properties draw:fill-color="#ffffff" draw:auto-grow-height="true" fo:min-height="1.907cm"/>
    </style:style>
    <style:style style:name="pr10" style:family="presentation" style:parent-style-name="klpd_25_20sjabloon.ppt-outline1">
      <style:graphic-properties draw:fill-color="#ffffff" draw:auto-grow-height="true" fo:min-height="11.009cm"/>
    </style:style>
    <style:style style:name="pr11" style:family="presentation" style:parent-style-name="klpd_25_20sjabloon.ppt-notes">
      <style:graphic-properties draw:fill-color="#ffffff" fo:min-height="11.18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23cm" fo:margin-bottom="0cm" text:enable-numbering="false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542cm" fo:margin-right="0cm" fo:margin-top="0.185cm" fo:margin-bottom="0cm" text:enable-numbering="true" fo:text-indent="-0.542cm"/>
    </style:style>
    <style:style style:name="P8" style:family="paragraph">
      <style:paragraph-properties fo:margin-left="0.542cm" fo:margin-right="0cm" fo:text-indent="-0.542cm" style:writing-mode="lr-tb"/>
    </style:style>
    <style:style style:name="P9" style:family="paragraph">
      <style:paragraph-properties fo:margin-left="0cm" fo:margin-right="0cm" text:enable-numbering="false" fo:text-indent="0cm" style:writing-mode="lr-tb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1pt"/>
    </style:style>
    <style:style style:name="P13" style:family="paragraph">
      <style:paragraph-properties fo:margin-left="0.542cm" fo:margin-right="0cm" fo:text-indent="-0.542cm"/>
    </style:style>
    <style:style style:name="P14" style:family="paragraph">
      <style:paragraph-properties fo:margin-left="1.852cm" fo:margin-right="0cm" fo:text-indent="-0.371cm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12326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ffffff" fo:language="nl" fo:country="NL"/>
    </style:style>
    <style:style style:name="T5" style:family="text">
      <style:text-properties fo:font-size="11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481cm"/>
        <style:text-properties fo:font-family="Times" style:font-family-generic="roman" style:font-pitch="variable" fo:color="#123260" fo:font-size="75%"/>
      </text:list-level-style-bullet>
      <text:list-level-style-bullet text:level="3" text:bullet-char="o">
        <style:list-level-properties text:space-before="2.65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8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9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232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42cm"/>
        <style:text-properties fo:font-family="Arial" style:font-family-generic="swiss" style:font-pitch="variable" fo:color="#123260" fo:font-size="100%"/>
      </text:list-level-style-bullet>
      <text:list-level-style-bullet text:level="2" text:bullet-char="•">
        <style:list-level-properties text:space-before="1.481cm" text:min-label-width="0.371cm"/>
        <style:text-properties fo:font-family="Times" style:font-family-generic="roman" style:font-pitch="variable" fo:color="#123260" fo:font-size="75%"/>
      </text:list-level-style-bullet>
      <text:list-level-style-bullet text:level="3" text:bullet-char="o">
        <style:list-level-properties text:space-before="2.65cm" text:min-label-width="0.516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custom-shape draw:style-name="gr1" draw:text-style-name="P1" draw:layer="layout" svg:width="25.4cm" svg:height="8cm" svg:x="0cm" svg:y="2.125cm">
          <text:p text:style-name="P6"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2.648cm" svg:height="0.816cm" svg:x="2.117cm" svg:y="11.006cm" presentation:class="subtitle" presentation:user-transformed="true">
          <draw:text-box>
            <text:p text:style-name="P2"><text:span text:style-name="T1">KLPD (- NR)</text:span></text:p>
          </draw:text-box>
        </draw:frame>
        <draw:custom-shape draw:style-name="gr2" draw:text-style-name="P1" draw:layer="layout" svg:width="25.4cm" svg:height="0.212cm" svg:x="0cm" svg:y="10.111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342cm" svg:height="10.46cm" svg:x="0cm" svg:y="2.028cm">
          <draw:image xlink:href="Pictures/200002A600005EDA00024FED367BDA85.wmf" xlink:type="simple" xlink:show="embed" xlink:actuate="onLoad">
            <text:p text:style-name="P6"/>
          </draw:image>
        </draw:frame>
        <draw:frame presentation:style-name="pr2" draw:text-style-name="P3" draw:layer="layout" svg:width="20.545cm" svg:height="1.695cm" svg:x="2.116cm" svg:y="12.488cm" presentation:class="title" presentation:user-transformed="true">
          <draw:text-box>
            <text:p text:style-name="P5"><text:span text:style-name="T2">Graphical User Interface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klpd_25_20sjabloon.ppt" presentation:presentation-page-layout-name="AL2T1">
        <draw:frame presentation:style-name="pr4" draw:text-style-name="P3" draw:layer="layout" svg:width="20.836cm" svg:height="1.906cm" svg:x="2.024cm" svg:y="0.793cm" presentation:class="title" presentation:user-transformed="true">
          <draw:text-box>
            <text:p text:style-name="P5"><text:span text:style-name="T3">Graphical User Interface</text:span></text:p>
          </draw:text-box>
        </draw:frame>
        <draw:frame presentation:style-name="pr5" draw:text-style-name="P8" draw:layer="layout" svg:width="20.796cm" svg:height="11.008cm" svg:x="2.064cm" svg:y="2.962cm" presentation:class="outline" presentation:user-transformed="true">
          <draw:text-box>
            <text:list text:style-name="L3">
              <text:list-item>
                <text:p text:style-name="P7"><text:span text:style-name="T3">Which Data?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7"><text:span text:style-name="T3">Original user interface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7"><text:span text:style-name="T3">makeoverview.pl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7"><text:span text:style-name="T3">New User Interface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2"/>
          <draw:frame presentation:style-name="pr6" draw:text-style-name="P6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2" presentation:presentation-page-layout-name="AL2T1">
        <draw:frame presentation:style-name="pr7" draw:text-style-name="P3" draw:layer="layout" svg:width="20.955cm" svg:height="3.176cm" svg:x="1.983cm" svg:y="0.158cm" presentation:class="title" presentation:user-transformed="true">
          <draw:text-box>
            <text:p text:style-name="P5">What does Digiwash know about a file?</text:p>
          </draw:text-box>
        </draw:frame>
        <draw:custom-shape draw:style-name="gr4" draw:text-style-name="P9" draw:layer="layout" svg:width="3.656cm" svg:height="1.277cm" svg:x="0.423cm" svg:y="2.541cm">
          <text:p text:style-name="P5"><text:span text:style-name="T4">Evidence</text:span></text:p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23.495cm" svg:height="1.187cm" svg:x="-1.27cm" svg:y="3.175cm">
          <draw:text-box>
            <text:p text:style-name="P6"/>
          </draw:text-box>
        </draw:frame>
        <draw:frame draw:style-name="gr5" draw:text-style-name="P6" draw:layer="layout" svg:width="0.635cm" svg:height="1.187cm" svg:x="-1.27cm" svg:y="0.635cm">
          <draw:text-box>
            <text:p text:style-name="P6"/>
          </draw:text-box>
        </draw:frame>
        <draw:frame draw:style-name="gr5" draw:text-style-name="P6" draw:layer="layout" svg:width="26.67cm" svg:height="1.187cm" svg:x="-1.905cm" svg:y="0.083cm">
          <draw:text-box>
            <text:p text:style-name="P6"/>
          </draw:text-box>
        </draw:frame>
        <draw:custom-shape draw:style-name="gr6" draw:text-style-name="P9" draw:layer="layout" svg:width="3.656cm" svg:height="1.277cm" svg:x="0.423cm" svg:y="2.541cm">
          <text:p text:style-name="P6"/>
          <draw:enhanced-geometry svg:viewBox="0 0 21600 21600" draw:type="mso-spt202" draw:enhanced-path="M 0 0 L 21600 0 21600 21600 0 21600 0 0 Z N"/>
        </draw:custom-shape>
        <draw:custom-shape draw:style-name="gr7" draw:text-style-name="P11" draw:id="id2" draw:layer="layout" svg:width="4.445cm" svg:height="5.08cm" svg:x="3.175cm" svg:y="3.81cm">
          <text:p text:style-name="P10">Evidence</text:p>
          <draw:enhanced-geometry svg:viewBox="0 0 21600 21600" draw:type="rectangle" draw:enhanced-path="M 0 0 L 21600 0 21600 21600 0 21600 0 0 Z N"/>
        </draw:custom-shape>
        <draw:custom-shape draw:style-name="gr7" draw:text-style-name="P11" draw:id="id1" draw:layer="layout" svg:width="3.175cm" svg:height="1.27cm" svg:x="3.81cm" svg:y="11.43cm">
          <text:p text:style-name="P10">Dat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3.175cm" svg:height="3.175cm" svg:x="3.81cm" svg:y="12.7cm">
          <text:p text:style-name="P10"><text:span text:style-name="T5">00010010111</text:span></text:p>
          <text:p text:style-name="P10"><text:span text:style-name="T5">1111111000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id="id3" draw:layer="layout" svg:width="3.81cm" svg:height="3.568cm" svg:x="10.16cm" svg:y="5.08cm">
          <text:p text:style-name="P10"/>
          <text:p text:style-name="P10"/>
          <text:p text:style-name="P10">General</text:p>
          <text:p text:style-name="P10">Job*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81cm" svg:height="1.27cm" svg:x="10.16cm" svg:y="3.972cm">
          <text:p text:style-name="P10">Metadata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layer="layout" svg:x1="5.09cm" svg:y1="8.946cm" svg:x2="5.397cm" svg:y2="11.43cm" draw:end-shape="id1">
          <text:p text:style-name="P6"/>
        </draw:connector>
        <draw:connector draw:style-name="gr8" draw:layer="layout" svg:x1="7.62cm" svg:y1="6.35cm" svg:x2="10.16cm" svg:y2="6.864cm" draw:start-shape="id2" draw:start-glue-point="1" draw:end-shape="id3">
          <text:p text:style-name="P6"/>
        </draw:connector>
        <draw:rect draw:style-name="gr9" draw:id="id4" draw:layer="layout" svg:width="3.81cm" svg:height="3.81cm" svg:x="17.78cm" svg:y="3.175cm">
          <text:p text:style-name="P6">md5</text:p>
          <text:p text:style-name="P6">sha1</text:p>
          <text:p text:style-name="P6">item</text:p>
        </draw:rect>
        <draw:connector draw:style-name="gr8" draw:layer="layout" svg:x1="13.97cm" svg:y1="6.864cm" svg:x2="17.78cm" svg:y2="5.08cm" draw:start-shape="id3" draw:start-glue-point="1" draw:end-shape="id4">
          <text:p text:style-name="P6"/>
        </draw:connector>
        <draw:rect draw:style-name="gr9" draw:id="id6" draw:layer="layout" svg:width="3.175cm" svg:height="3.175cm" svg:x="10.826cm" svg:y="12.599cm">
          <text:p text:style-name="P6">Meta*</text:p>
        </draw:rect>
        <draw:custom-shape draw:style-name="gr7" draw:text-style-name="P11" draw:id="id5" draw:layer="layout" svg:width="3.175cm" svg:height="1.27cm" svg:x="10.832cm" svg:y="11.299cm">
          <text:p text:style-name="P10">Job</text:p>
          <draw:enhanced-geometry svg:viewBox="0 0 21600 21600" draw:type="rectangle" draw:enhanced-path="M 0 0 L 21600 0 21600 21600 0 21600 0 0 Z N"/>
        </draw:custom-shape>
        <draw:rect draw:style-name="gr9" draw:id="id7" draw:layer="layout" svg:width="3.175cm" svg:height="3.175cm" svg:x="17.139cm" svg:y="12.7cm">
          <text:p text:style-name="P6">Name</text:p>
          <text:p text:style-name="P6">Value</text:p>
        </draw:rect>
        <draw:custom-shape draw:style-name="gr7" draw:text-style-name="P11" draw:layer="layout" svg:width="3.175cm" svg:height="1.27cm" svg:x="17.145cm" svg:y="11.4cm">
          <text:p text:style-name="P10">Meta</text:p>
          <draw:enhanced-geometry svg:viewBox="0 0 21600 21600" draw:type="rectangle" draw:enhanced-path="M 0 0 L 21600 0 21600 21600 0 21600 0 0 Z N"/>
        </draw:custom-shape>
        <draw:connector draw:style-name="gr8" draw:layer="layout" svg:x1="12.065cm" svg:y1="8.648cm" svg:x2="12.419cm" svg:y2="11.299cm" draw:start-shape="id3" draw:start-glue-point="2" draw:end-shape="id5" draw:end-glue-point="0">
          <text:p text:style-name="P6"/>
        </draw:connector>
        <draw:connector draw:style-name="gr8" draw:layer="layout" svg:x1="14.001cm" svg:y1="14.186cm" svg:x2="17.139cm" svg:y2="14.287cm" draw:start-shape="id6" draw:start-glue-point="1" draw:end-shape="id7">
          <text:p text:style-name="P6"/>
        </draw:connector>
        <presentation:notes draw:style-name="dp5">
          <draw:page-thumbnail draw:style-name="gr10" draw:layer="layout" svg:width="12.7cm" svg:height="9.526cm" svg:x="3.175cm" svg:y="1.904cm" draw:page-number="3" presentation:class="page"/>
          <draw:frame presentation:style-name="pr8" draw:text-style-name="P6" draw:layer="layout" svg:width="13.97cm" svg:height="11.43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6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Derived information resources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Database</text:p>
              </text:list-item>
            </text:list>
            <text:list text:style-name="L3">
              <text:list-item>
                <text:list>
                  <text:list-item>
                    <text:p text:style-name="P14">links data to meta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has evidencename and item in a tab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stores metadata name/value pairs in separate tables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3">Index</text:p>
              </text:list-item>
            </text:list>
            <text:list text:style-name="L3">
              <text:list-item>
                <text:list>
                  <text:list-item>
                    <text:p text:style-name="P14">link from words to metadataid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4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Original User Interface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showtree.cgi for browsing through items<text:line-break/></text:p>
              </text:list-item>
            </text:list>
            <text:list text:style-name="L3">
              <text:list-item>
                <text:p text:style-name="P13">evidence.cgi for browsing through metadata</text:p>
              </text:list-item>
            </text:list>
            <text:list text:style-name="L3">
              <text:list-item>
                <text:list>
                  <text:list-item>
                    <text:p text:style-name="P14">can be used in combination with database to retrieve evidence when not everything is available.<text:line-break/></text:p>
                  </text:list-item>
                </text:list>
              </text:list-item>
            </text:list>
            <text:list text:style-name="L3">
              <text:list-item>
                <text:p text:style-name="P13">lucene.cgi for searching in index</text:p>
              </text:list-item>
            </text:list>
            <text:list text:style-name="L3">
              <text:list-item>
                <text:list>
                  <text:list-item>
                    <text:p text:style-name="P14">uses lucene syntax (http://lucene.apache.org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5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6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Command line tools 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showevidence</text:p>
              </text:list-item>
            </text:list>
            <text:list text:style-name="L3">
              <text:list-item>
                <text:list>
                  <text:list-item>
                    <text:p text:style-name="P14">shows data of an evidence using evidencename, and case<text:line-break/></text:p>
                  </text:list-item>
                </text:list>
              </text:list-item>
            </text:list>
            <text:list text:style-name="L3">
              <text:list-item>
                <text:p text:style-name="P13">showdatapath</text:p>
              </text:list-item>
            </text:list>
            <text:list text:style-name="L3">
              <text:list-item>
                <text:list>
                  <text:list-item>
                    <text:p text:style-name="P14">show path to an evidence using evidencename and case<text:line-break/></text:p>
                  </text:list-item>
                </text:list>
              </text:list-item>
            </text:list>
            <text:list text:style-name="L3">
              <text:list-item>
                <text:p text:style-name="P13">lucenesearch</text:p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6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6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Makeoverview.pl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Creates tree of html with metadataoverviews -m or picture previews<text:line-break/></text:p>
              </text:list-item>
            </text:list>
            <text:list text:style-name="L3">
              <text:list-item>
                <text:p text:style-name="P13">Tree is created in /usr/local/digiwash2.0/html/&lt;case&gt;<text:line-break/></text:p>
              </text:list-item>
            </text:list>
            <text:list text:style-name="L3">
              <text:list-item>
                <text:p text:style-name="P13">Processing takes quite some time.</text:p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7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klpd_25_20sjabloon.ppt" presentation:presentation-page-layout-name="AL2T1">
        <draw:frame presentation:style-name="pr9" draw:text-style-name="P6" draw:layer="layout" svg:width="20.743cm" svg:height="1.907cm" svg:x="2.117cm" svg:y="0.635cm" presentation:class="title" presentation:user-transformed="true">
          <draw:text-box>
            <text:p text:style-name="P6">New user interface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Based on java 1.5 with java-webserver apache-tomcat 5.5.<text:line-break/></text:p>
              </text:list-item>
            </text:list>
            <text:list text:style-name="L3">
              <text:list-item>
                <text:p text:style-name="P13">configuration with gui tool.<text:line-break/></text:p>
              </text:list-item>
            </text:list>
            <text:list text:style-name="L3">
              <text:list-item>
                <text:p text:style-name="P13">Needs postgresql 8 in client and server to operate properly. <text:line-break/></text:p>
              </text:list-item>
            </text:list>
            <text:list text:style-name="L3">
              <text:list-item>
                <text:p text:style-name="P13">Delivered separately from other components of digiwash</text:p>
              </text:list-item>
            </text:list>
            <text:list text:style-name="L3">
              <text:list-item>
                <text:list>
                  <text:list-item>
                    <text:p text:style-name="P14">prepareforgui.p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prepareforgui.sq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duif.war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8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klpd_25_20sjabloon.ppt" presentation:presentation-page-layout-name="AL2T1">
        <draw:frame presentation:style-name="pr9" draw:text-style-name="P6" draw:layer="layout" svg:width="20.743cm" svg:height="2.533cm" svg:x="2.116cm" svg:y="0.44cm" presentation:class="title" presentation:user-transformed="true">
          <draw:text-box>
            <text:p text:style-name="P6">Adding extra features for new user interface<text:tab/></text:p>
          </draw:text-box>
        </draw:frame>
        <draw:frame presentation:style-name="pr10" draw:text-style-name="P13" draw:layer="layout" svg:width="20.796cm" svg:height="11.009cm" svg:x="2.064cm" svg:y="4.231cm" presentation:class="outline" presentation:user-transformed="true">
          <draw:text-box>
            <text:list text:style-name="L3">
              <text:list-item>
                <text:p text:style-name="P13">run ./prepareforgui.pl<text:line-break/></text:p>
              </text:list-item>
            </text:list>
            <text:list text:style-name="L3">
              <text:list-item>
                <text:p text:style-name="P13">Configuration is done in </text:p>
              </text:list-item>
            </text:list>
            <text:list text:style-name="L3">
              <text:list-item>
                <text:list>
                  <text:list-item>
                    <text:p text:style-name="P14">regexes.con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categories.conf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<text:line-break/></text:p>
                  </text:list-item>
                </text:list>
              </text:list-item>
            </text:list>
            <text:list text:style-name="L3">
              <text:list-item>
                <text:p text:style-name="P13">Creates categories for files<text:line-break/></text:p>
              </text:list-item>
            </text:list>
            <text:list text:style-name="L3">
              <text:list-item>
                <text:p text:style-name="P13">Creates tables for certain kinds of words (email and ip-addresses</text:p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9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Configtool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java -jar configtool<text:line-break/></text:p>
              </text:list-item>
            </text:list>
            <text:list text:style-name="L3">
              <text:list-item>
                <text:p text:style-name="P13">Needs a server.xml file (found in apache-tomcat-5.5/conf)<text:line-break/></text:p>
              </text:list-item>
            </text:list>
            <text:list text:style-name="L3">
              <text:list-item>
                <text:p text:style-name="P13">Allows setting of virtual hosts each with its own case<text:line-break/></text:p>
              </text:list-item>
            </text:list>
            <text:list text:style-name="L3">
              <text:list-item>
                <text:p text:style-name="P13">Also allows configuration of 'washbrush' hosts<text:line-break/></text:p>
              </text:list-item>
            </text:list>
            <text:list text:style-name="L3">
              <text:list-item>
                <text:p text:style-name="P13">No support for one hosts with multiple paths. Is configurable by hand. </text:p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10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6" draw:master-page-name="klpd_25_20sjabloon.ppt" presentation:presentation-page-layout-name="AL2T1">
        <draw:frame presentation:style-name="pr9" draw:text-style-name="P6" draw:layer="layout" svg:width="20.743cm" svg:height="1.907cm" svg:x="2.116cm" svg:y="0.753cm" presentation:class="title">
          <draw:text-box>
            <text:p text:style-name="P6">Starting server</text:p>
          </draw:text-box>
        </draw:frame>
        <draw:frame presentation:style-name="pr10" draw:text-style-name="P13" draw:layer="layout" svg:width="20.796cm" svg:height="11.009cm" svg:x="2.064cm" svg:y="2.962cm" presentation:class="outline">
          <draw:text-box>
            <text:list text:style-name="L3">
              <text:list-item>
                <text:p text:style-name="P13">make sure JAVA_HOME and/or JRE_HOME are set.<text:line-break/></text:p>
              </text:list-item>
            </text:list>
            <text:list text:style-name="L3">
              <text:list-item>
                <text:p text:style-name="P13">goto apache-tomcat-5.5/bin<text:line-break/></text:p>
              </text:list-item>
            </text:list>
            <text:list text:style-name="L3">
              <text:list-item>
                <text:p text:style-name="P13">./catalina.sh run or ./catalina.sh start<text:line-break/></text:p>
              </text:list-item>
            </text:list>
            <text:list text:style-name="L3">
              <text:list-item>
                <text:p text:style-name="P13">goto &lt;case&gt;.ocfa.loc:8080</text:p>
              </text:list-item>
            </text:list>
          </draw:text-box>
        </draw:frame>
        <presentation:notes draw:style-name="dp4">
          <draw:page-thumbnail draw:style-name="gr10" draw:layer="layout" svg:width="12.7cm" svg:height="9.526cm" svg:x="3.175cm" svg:y="1.904cm" draw:page-number="11" presentation:class="page"/>
          <draw:frame presentation:style-name="pr11" draw:text-style-name="P6" draw:layer="layout" svg:width="13.97cm" svg:height="11.181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pd_25_20sjabloon.ppt-title" style:display-name="klpd%20sjabloon.pp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klpd_25_20sjabloon.ppt-subtitle" style:display-name="klpd%20sjabloon.pp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8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klpd_25_20sjabloon.ppt-background" style:display-name="klpd%20sjabloon.pp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klpd_25_20sjabloon.ppt-backgroundobjects" style:display-name="klpd%20sjabloon.pp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8000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8000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8000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8000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001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klpd_25_20sjabloon.ppt-notes" style:display-name="klpd%20sjabloon.pp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klpd_25_20sjabloon.ppt-outline1" style:display-name="klpd%20sjabloon.pp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4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81cm" text:min-label-width="0.37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42cm" fo:margin-right="0cm" fo:margin-top="0.185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klpd_25_20sjabloon.ppt-outline2" style:display-name="klpd%20sjabloon.ppt-outline2" style:family="presentation" style:parent-style-name="klpd_25_20sjabloon.ppt-outline1">
      <style:paragraph-properties fo:margin-left="1.852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687cm"/>
          <style:tab-stop style:position="3.227cm"/>
          <style:tab-stop style:position="5.767cm"/>
          <style:tab-stop style:position="8.307cm"/>
          <style:tab-stop style:position="10.847cm"/>
          <style:tab-stop style:position="13.387cm"/>
          <style:tab-stop style:position="15.927cm"/>
          <style:tab-stop style:position="18.467cm"/>
          <style:tab-stop style:position="21.007cm"/>
          <style:tab-stop style:position="23.547cm"/>
          <style:tab-stop style:position="26.087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3" style:display-name="klpd%20sjabloon.ppt-outline3" style:family="presentation" style:parent-style-name="klpd_25_20sjabloon.ppt-outline2">
      <style:paragraph-properties fo:margin-left="3.166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4" style:display-name="klpd%20sjabloon.ppt-outline4" style:family="presentation" style:parent-style-name="klpd_25_20sjabloon.ppt-outline3">
      <style:paragraph-properties fo:margin-left="4.603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5" style:display-name="klpd%20sjabloon.ppt-outline5" style:family="presentation" style:parent-style-name="klpd_25_20sjabloon.ppt-outline4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6" style:display-name="klpd%20sjabloon.ppt-outline6" style:family="presentation" style:parent-style-name="klpd_25_20sjabloon.ppt-outline5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7" style:display-name="klpd%20sjabloon.ppt-outline7" style:family="presentation" style:parent-style-name="klpd_25_20sjabloon.ppt-outline6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8" style:display-name="klpd%20sjabloon.ppt-outline8" style:family="presentation" style:parent-style-name="klpd_25_20sjabloon.ppt-outline7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9" style:display-name="klpd%20sjabloon.ppt-outline9" style:family="presentation" style:parent-style-name="klpd_25_20sjabloon.ppt-outline8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8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65726b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65726b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5726b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65726b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726b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4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81cm" text:min-label-width="0.37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42cm" fo:margin-right="0cm" fo:margin-top="0.185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687cm"/>
          <style:tab-stop style:position="3.227cm"/>
          <style:tab-stop style:position="5.767cm"/>
          <style:tab-stop style:position="8.307cm"/>
          <style:tab-stop style:position="10.847cm"/>
          <style:tab-stop style:position="13.387cm"/>
          <style:tab-stop style:position="15.927cm"/>
          <style:tab-stop style:position="18.467cm"/>
          <style:tab-stop style:position="21.007cm"/>
          <style:tab-stop style:position="23.547cm"/>
          <style:tab-stop style:position="26.087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3" style:family="presentation" style:parent-style-name="Title1-outline2">
      <style:paragraph-properties fo:margin-left="3.166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4" style:family="presentation" style:parent-style-name="Title1-outline3">
      <style:paragraph-properties fo:margin-left="4.603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8000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8000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8000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8000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001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8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cm 0cm 0cm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8c002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klpd_25_20sjabloon.pp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klpd_25_20sjabloon.pp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klpd_25_20sjabloon.pp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klpd_25_20sjabloon.pp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3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margin-left="0cm" fo:margin-right="0cm" fo:line-height="100%" text:enable-numbering="false" fo:text-indent="0cm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2pt" fo:language="en" fo:country="US" fo:font-weight="bold" style:font-size-asian="12pt" style:font-size-complex="12pt"/>
    </style:style>
    <style:style style:name="T3" style:family="text">
      <style:text-properties fo:font-family="Verdana" style:font-family-generic="swiss" style:font-pitch="variable" fo:font-size="9pt" fo:language="en" fo:country="US" fo:font-weight="bold" style:font-size-asian="9pt" style:font-size-complex="9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8000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80001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80001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80001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0</text:page-number></text:span></text:p>
        </draw:text-box>
      </draw:frame>
    </style:handout-master>
    <style:master-page style:name="klpd_25_20sjabloon.ppt" style:display-name="klpd%20sjabloon.ppt" style:page-layout-name="PM1" draw:style-name="dp1">
      <draw:frame draw:style-name="gr3" draw:text-style-name="P3" draw:layer="backgroundobjects" svg:width="5.504cm" svg:height="1.936cm" svg:x="18.838cm" svg:y="16.36cm">
        <draw:image xlink:href="Pictures/1000000000000385000002299F43122C.jpg" xlink:type="simple" xlink:show="embed" xlink:actuate="onLoad">
          <text:p/>
        </draw:image>
      </draw:frame>
      <draw:frame presentation:style-name="klpd_25_20sjabloon.ppt-title" draw:layer="backgroundobjects" svg:width="20.743cm" svg:height="1.906cm" svg:x="2.116cm" svg:y="0.753cm" presentation:class="title" presentation:placeholder="true">
        <draw:text-box/>
      </draw:frame>
      <draw:frame presentation:style-name="klpd_25_20sjabloon.ppt-outline1" draw:layer="backgroundobjects" svg:width="20.796cm" svg:height="11.008cm" svg:x="2.064cm" svg:y="2.962cm" presentation:class="outline" presentation:placeholder="true">
        <draw:text-box/>
      </draw:frame>
      <draw:custom-shape draw:style-name="gr4" draw:text-style-name="P4" draw:layer="backgroundobjects" svg:width="8.466cm" svg:height="1.27cm" svg:x="7.832cm" svg:y="0cm">
        <text:p/>
        <draw:enhanced-geometry svg:viewBox="0 0 21600 21600" draw:type="mso-spt202" draw:enhanced-path="M 0 0 L 21600 0 21600 21600 0 21600 0 0 Z N"/>
      </draw:custom-shape>
      <draw:custom-shape draw:style-name="gr5" draw:text-style-name="P4" draw:layer="backgroundobjects" svg:width="25.4cm" svg:height="1.27cm" svg:x="0cm" svg:y="14.645cm">
        <text:p/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5.4cm" svg:height="0.211cm" svg:x="0cm" svg:y="14.64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2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klpd_25_20sjabloon.ppt-title" draw:layer="backgroundobjects" svg:width="12.7cm" svg:height="9.526cm" svg:x="3.175cm" svg:y="1.904cm" presentation:class="page"/>
        <draw:frame presentation:style-name="klpd_25_20sjabloon.pp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10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5" draw:text-style-name="P4" draw:layer="backgroundobjects" svg:width="25.4cm" svg:height="2.117cm" svg:x="0cm" svg:y="10.1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0.757cm" svg:height="1.695cm" svg:x="2.102cm" svg:y="12.488cm" presentation:class="title" presentation:placeholder="true">
        <draw:text-box/>
      </draw:frame>
      <draw:frame presentation:style-name="pr5" draw:text-style-name="P8" draw:layer="backgroundobjects" svg:width="5.292cm" svg:height="1.271cm" svg:x="1.905cm" svg:y="17.25cm" presentation:class="date-time">
        <draw:text-box>
          <text:p text:style-name="P8"><text:span text:style-name="T3"><presentation:date-time/></text:span></text:p>
        </draw:text-box>
      </draw:frame>
      <draw:frame presentation:style-name="pr6" draw:text-style-name="P9" draw:layer="backgroundobjects" svg:width="8.044cm" svg:height="1.271cm" svg:x="8.678cm" svg:y="17.25cm" presentation:class="footer">
        <draw:text-box>
          <text:p text:style-name="P9"><text:span text:style-name="T3"><presentation:footer/></text:span></text:p>
        </draw:text-box>
      </draw:frame>
      <draw:frame draw:style-name="gr3" draw:text-style-name="P3" draw:layer="backgroundobjects" svg:width="8.044cm" svg:height="2.827cm" svg:x="16.298cm" svg:y="15.509cm">
        <draw:image xlink:href="Pictures/1000000000000385000002299F43122C.jp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7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8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9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10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10</text:page-number></text:span></text:p>
          </draw:text-box>
        </draw:frame>
      </presentation:notes>
    </style:master-page>
    <style:master-page style:name="Title2" style:page-layout-name="PM1" draw:style-name="dp1">
      <draw:frame presentation:style-name="Title2-title" draw:layer="backgroundobjects" svg:width="22.86cm" svg:height="3.176cm" svg:x="1.27cm" svg:y="0.762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1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2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3.97cm" svg:height="11.431cm" svg:x="2.54cm" svg:y="12.065cm" presentation:class="notes" presentation:placeholder="true">
          <draw:text-box/>
        </draw:frame>
        <draw:frame presentation:style-name="pr13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1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joep</meta:initial-creator>
    <meta:creation-date>2007-06-19T03:21:08</meta:creation-date>
    <dc:creator>joep</dc:creator>
    <dc:date>2007-06-21T07:50:08</dc:date>
    <dc:language>en-US</dc:language>
    <meta:editing-cycles>29</meta:editing-cycles>
    <meta:editing-duration>PT7H35M5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